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Arial Nova" svg:font-family="'Arial Nova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/>
      <style:text-properties fo:font-variant="normal" fo:text-transform="none" fo:color="#212529" style:font-name="apple-system" fo:font-size="11.2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</style:style>
    <style:style style:name="P3" style:family="paragraph" style:parent-style-name="Heading_20_1">
      <style:paragraph-properties fo:text-align="justify" style:justify-single-word="false"/>
    </style:style>
    <style:style style:name="P4" style:family="paragraph" style:parent-style-name="Text_20_body"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/>
      <style:text-properties fo:font-variant="normal" fo:text-transform="none" fo:color="#212529" style:font-name="apple-system" fo:font-size="11.25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/>
      <style:text-properties fo:font-variant="normal" fo:text-transform="none" fo:color="#212529" style:font-name="apple-system" fo:font-size="11.25pt" fo:letter-spacing="normal" fo:font-style="normal" fo:font-weight="normal" officeooo:rsid="0005790b" officeooo:paragraph-rsid="0005790b"/>
    </style:style>
    <style:style style:name="P6" style:family="paragraph" style:parent-style-name="Table_20_Contents">
      <style:text-properties style:font-name="Arial Nova" fo:font-size="9pt" fo:font-weight="bold" officeooo:rsid="0005790b" officeooo:paragraph-rsid="0005790b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Arial Nova" fo:font-size="9pt" fo:font-weight="bold" officeooo:rsid="0005790b" officeooo:paragraph-rsid="0005790b" style:font-size-asian="9pt" style:font-weight-asian="bold" style:font-size-complex="9pt" style:font-weight-complex="bold"/>
    </style:style>
    <style:style style:name="T1" style:family="text">
      <style:text-properties fo:font-variant="normal" fo:text-transform="none" fo:color="#212529" style:font-name="apple-system" fo:font-size="11.25pt" fo:letter-spacing="normal" fo:font-style="normal" fo:font-weight="bold"/>
    </style:style>
    <style:style style:name="T2" style:family="text">
      <style:text-properties officeooo:rsid="0001ebd3"/>
    </style:style>
    <style:style style:name="T3" style:family="text">
      <style:text-properties officeooo:rsid="00044aca"/>
    </style:style>
    <style:style style:name="T4" style:family="text">
      <style:text-properties officeooo:rsid="000579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 text:name="yui_3_17_2_1_1600848990552_268"/>A01. Compoñentes</text:h>
      <text:p text:style-name="P1"/>
      <text:p text:style-name="P1">Tes que buscar por <text:span text:style-name="T2">I</text:span>nternet <text:span text:style-name="T2">dúas placas </text:span>placa<text:span text:style-name="T2">s</text:span> base <text:span text:style-name="T3">(unha antiga e outra moderna) </text:span>e por unha imaxe cos compoñentes/<text:span text:style-name="T2">conectores</text:span> traseiros <text:span text:style-name="T2">de cada unha delas, </text:span>indicando cal é cada un deles.</text:p>
      <text:p text:style-name="P5">A maiores, terás que realizar o mesmo co ordenador de sobremesa e/ou portátil da túa casa.</text:p>
      <text:p text:style-name="P1">Terás que incluir a<text:span text:style-name="T2">s</text:span> url<text:span text:style-name="T2">s</text:span> da<text:span text:style-name="T2">s</text:span> web<text:span text:style-name="T2">s</text:span> onde sacaches a información, a<text:span text:style-name="T2">s</text:span> imaxe<text:span text:style-name="T2">s</text:span> e <text:span text:style-name="T4">o nome dos compoñentes </text:span>nun único PDF co seguinte nomeado:</text:p>
      <text:p text:style-name="P2"><text:span text:style-name="Strong_20_Emphasis"><text:span text:style-name="T1"><text:tab/>Apelido1Nome1-A01.pdf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Arial Nova" svg:font-family="'Arial Nova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loext:contextual-spacing="false" fo:line-height="120%" fo:text-align="justify" style:justify-single-word="false" fo:text-indent="0cm" style:auto-text-indent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A1" style:family="table-cell">
      <style:table-cell-properties fo:padding="0.097cm" fo:border-left="none" fo:border-right="none" fo:border-top="0.5pt solid #000000" fo:border-bottom="none"/>
    </style:style>
    <style:style style:name="MP1" style:family="paragraph" style:parent-style-name="Table_20_Contents">
      <style:text-properties style:font-name="Arial Nova" fo:font-size="9pt" fo:font-weight="bold" officeooo:rsid="0005790b" officeooo:paragraph-rsid="0005790b" style:font-size-asian="9pt" style:font-weight-asian="bold" style:font-size-complex="9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style:font-name="Arial Nova" fo:font-size="9pt" fo:font-weight="bold" officeooo:rsid="0005790b" officeooo:paragraph-rsid="0005790b" style:font-size-asian="9pt" style:font-weight-asian="bold" style:font-size-complex="9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able:table table:name="Tabla1" table:style-name="Tabla1">
          <table:table-column table:style-name="Tabla1.A" table:number-columns-repeated="2"/>
          <table:table-row>
            <table:table-cell table:style-name="Tabla1.A1" office:value-type="string">
              <text:p text:style-name="MP1">IES San Clemente - 2021/2022</text:p>
            </table:table-cell>
            <table:table-cell table:style-name="Tabla1.A1" office:value-type="string">
              <text:p text:style-name="MP2">Gerardo A. Otero Rodríguez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1-09-09T12:29:16.079000000</dc:date>
    <meta:editing-duration>PT5M55S</meta:editing-duration>
    <meta:editing-cycles>4</meta:editing-cycles>
    <meta:document-statistic meta:table-count="1" meta:image-count="0" meta:object-count="0" meta:page-count="1" meta:paragraph-count="7" meta:word-count="83" meta:character-count="501" meta:non-whitespace-character-count="424"/>
  </office:meta>
</office:document-meta>
</file>